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S" svg:font-family="NAT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NATS" style:font-name-complex="NATS"/>
    </style:style>
    <style:style style:name="ce8" style:family="table-cell" style:parent-style-name="Default">
      <style:table-cell-properties fo:background-color="#ffff00"/>
      <style:text-properties style:font-name="NATS" style:font-name-complex="NATS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ksha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akshara</text:p>
          </table:table-cell>
          <table:table-cell office:value-type="string" calcext:value-type="string">
            <text:p>akshar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p</text:p>
          </table:table-cell>
          <table:table-cell/>
          <table:table-cell table:number-columns-repeated="2" office:value-type="string" calcext:value-type="string">
            <text:p>akshar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table:style-name="ce7" office:value-type="string" calcext:value-type="string">
            <text:p>అ</text:p>
          </table:table-cell>
          <table:table-cell office:value-type="string" calcext:value-type="string">
            <text:p>అ</text:p>
          </table:table-cell>
          <table:table-cell office:value-type="float" office:value="1" calcext:value-type="float">
            <text:p>1</text:p>
          </table:table-cell>
          <table:table-cell office:value-type="float" office:value="12.089158" calcext:value-type="float">
            <text:p>12.0891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క</text:p>
          </table:table-cell>
          <table:table-cell office:value-type="float" office:value="1" calcext:value-type="float">
            <text:p>1</text:p>
          </table:table-cell>
          <table:table-cell office:value-type="float" office:value="9.914682" calcext:value-type="float">
            <text:p>9.9146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ఆ</text:p>
          </table:table-cell>
          <table:table-cell office:value-type="string" calcext:value-type="string">
            <text:p>ఆ</text:p>
          </table:table-cell>
          <table:table-cell office:value-type="float" office:value="1" calcext:value-type="float">
            <text:p>1</text:p>
          </table:table-cell>
          <table:table-cell office:value-type="float" office:value="10.43555" calcext:value-type="float">
            <text:p>10.435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క్ష</text:p>
          </table:table-cell>
          <table:table-cell office:value-type="float" office:value="2" calcext:value-type="float">
            <text:p>2</text:p>
          </table:table-cell>
          <table:table-cell office:value-type="float" office:value="16.46445" calcext:value-type="float">
            <text:p>16.464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ఇ</text:p>
          </table:table-cell>
          <table:table-cell office:value-type="string" calcext:value-type="string">
            <text:p>ఇ</text:p>
          </table:table-cell>
          <table:table-cell office:value-type="float" office:value="1" calcext:value-type="float">
            <text:p>1</text:p>
          </table:table-cell>
          <table:table-cell office:value-type="float" office:value="10.133217" calcext:value-type="float">
            <text:p>10.1332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ఖ</text:p>
          </table:table-cell>
          <table:table-cell office:value-type="float" office:value="2" calcext:value-type="float">
            <text:p>2</text:p>
          </table:table-cell>
          <table:table-cell office:value-type="float" office:value="10.925946" calcext:value-type="float">
            <text:p>10.9259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ఈ</text:p>
          </table:table-cell>
          <table:table-cell office:value-type="string" calcext:value-type="string">
            <text:p>ఈ</text:p>
          </table:table-cell>
          <table:table-cell office:value-type="float" office:value="1" calcext:value-type="float">
            <text:p>1</text:p>
          </table:table-cell>
          <table:table-cell office:value-type="float" office:value="15.638364" calcext:value-type="float">
            <text:p>15.6383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గ</text:p>
          </table:table-cell>
          <table:table-cell office:value-type="float" office:value="1" calcext:value-type="float">
            <text:p>1</text:p>
          </table:table-cell>
          <table:table-cell office:value-type="float" office:value="9.032038" calcext:value-type="float">
            <text:p>9.0320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ఉ</text:p>
          </table:table-cell>
          <table:table-cell table:style-name="ce9" office:value-type="string" calcext:value-type="string">
            <text:p>ఉ</text:p>
          </table:table-cell>
          <table:table-cell office:value-type="float" office:value="1" calcext:value-type="float">
            <text:p>1</text:p>
          </table:table-cell>
          <table:table-cell office:value-type="float" office:value="11.137752" calcext:value-type="float">
            <text:p>11.13775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ఘ</text:p>
          </table:table-cell>
          <table:table-cell office:value-type="float" office:value="3" calcext:value-type="float">
            <text:p>3</text:p>
          </table:table-cell>
          <table:table-cell office:value-type="float" office:value="15.607939" calcext:value-type="float">
            <text:p>15.607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ఊ</text:p>
          </table:table-cell>
          <table:table-cell table:style-name="ce9" office:value-type="string" calcext:value-type="string">
            <text:p>ఊ</text:p>
          </table:table-cell>
          <table:table-cell office:value-type="float" office:value="1" calcext:value-type="float">
            <text:p>1</text:p>
          </table:table-cell>
          <table:table-cell office:value-type="float" office:value="17.330732" calcext:value-type="float">
            <text:p>17.3307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ఙ</text:p>
          </table:table-cell>
          <table:table-cell office:value-type="float" office:value="1" calcext:value-type="float">
            <text:p>1</text:p>
          </table:table-cell>
          <table:table-cell office:value-type="float" office:value="9.93874" calcext:value-type="float">
            <text:p>9.938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ఋ</text:p>
          </table:table-cell>
          <table:table-cell office:value-type="string" calcext:value-type="string">
            <text:p>ఋ</text:p>
          </table:table-cell>
          <table:table-cell office:value-type="float" office:value="1" calcext:value-type="float">
            <text:p>1</text:p>
          </table:table-cell>
          <table:table-cell office:value-type="float" office:value="18.132149" calcext:value-type="float">
            <text:p>18.1321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చ</text:p>
          </table:table-cell>
          <table:table-cell office:value-type="float" office:value="1" calcext:value-type="float">
            <text:p>1</text:p>
          </table:table-cell>
          <table:table-cell office:value-type="float" office:value="10.906598" calcext:value-type="float">
            <text:p>10.9065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ౠ</text:p>
          </table:table-cell>
          <table:table-cell office:value-type="string" calcext:value-type="string">
            <text:p>ౠ</text:p>
          </table:table-cell>
          <table:table-cell office:value-type="float" office:value="1" calcext:value-type="float">
            <text:p>1</text:p>
          </table:table-cell>
          <table:table-cell office:value-type="float" office:value="22.326336" calcext:value-type="float">
            <text:p>22.3263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ఛ</text:p>
          </table:table-cell>
          <table:table-cell office:value-type="float" office:value="2" calcext:value-type="float">
            <text:p>2</text:p>
          </table:table-cell>
          <table:table-cell office:value-type="float" office:value="12.099206" calcext:value-type="float">
            <text:p>12.0992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ఎ</text:p>
          </table:table-cell>
          <table:table-cell office:value-type="string" calcext:value-type="string">
            <text:p>ఎ</text:p>
          </table:table-cell>
          <table:table-cell office:value-type="float" office:value="1" calcext:value-type="float">
            <text:p>1</text:p>
          </table:table-cell>
          <table:table-cell office:value-type="float" office:value="7.661644" calcext:value-type="float">
            <text:p>7.6616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జ</text:p>
          </table:table-cell>
          <table:table-cell office:value-type="float" office:value="1" calcext:value-type="float">
            <text:p>1</text:p>
          </table:table-cell>
          <table:table-cell office:value-type="float" office:value="10.742566" calcext:value-type="float">
            <text:p>10.7425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ఏ</text:p>
          </table:table-cell>
          <table:table-cell office:value-type="string" calcext:value-type="string">
            <text:p>ఏ</text:p>
          </table:table-cell>
          <table:table-cell office:value-type="float" office:value="2" calcext:value-type="float">
            <text:p>2</text:p>
          </table:table-cell>
          <table:table-cell office:value-type="float" office:value="10.381762" calcext:value-type="float">
            <text:p>10.3817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ఝ</text:p>
          </table:table-cell>
          <table:table-cell office:value-type="float" office:value="2" calcext:value-type="float">
            <text:p>2</text:p>
          </table:table-cell>
          <table:table-cell office:value-type="float" office:value="18.353268" calcext:value-type="float">
            <text:p>18.3532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ఐ</text:p>
          </table:table-cell>
          <table:table-cell office:value-type="string" calcext:value-type="string">
            <text:p>ఐ</text:p>
          </table:table-cell>
          <table:table-cell office:value-type="float" office:value="1" calcext:value-type="float">
            <text:p>1</text:p>
          </table:table-cell>
          <table:table-cell office:value-type="float" office:value="9.982764" calcext:value-type="float">
            <text:p>9.9827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ఞ</text:p>
          </table:table-cell>
          <table:table-cell office:value-type="float" office:value="1" calcext:value-type="float">
            <text:p>1</text:p>
          </table:table-cell>
          <table:table-cell office:value-type="float" office:value="11.927885" calcext:value-type="float">
            <text:p>11.9278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ఒ</text:p>
          </table:table-cell>
          <table:table-cell office:value-type="string" calcext:value-type="string">
            <text:p>ఒ</text:p>
          </table:table-cell>
          <table:table-cell office:value-type="float" office:value="1" calcext:value-type="float">
            <text:p>1</text:p>
          </table:table-cell>
          <table:table-cell office:value-type="float" office:value="8.166392" calcext:value-type="float">
            <text:p>8.1663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ట</text:p>
          </table:table-cell>
          <table:table-cell office:value-type="float" office:value="1" calcext:value-type="float">
            <text:p>1</text:p>
          </table:table-cell>
          <table:table-cell office:value-type="float" office:value="10.172423" calcext:value-type="float">
            <text:p>10.1724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ఓ</text:p>
          </table:table-cell>
          <table:table-cell office:value-type="string" calcext:value-type="string">
            <text:p>ఓ</text:p>
          </table:table-cell>
          <table:table-cell office:value-type="float" office:value="1" calcext:value-type="float">
            <text:p>1</text:p>
          </table:table-cell>
          <table:table-cell office:value-type="float" office:value="9.071643" calcext:value-type="float">
            <text:p>9.0716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ఠ</text:p>
          </table:table-cell>
          <table:table-cell office:value-type="float" office:value="2" calcext:value-type="float">
            <text:p>2</text:p>
          </table:table-cell>
          <table:table-cell office:value-type="float" office:value="9.823404" calcext:value-type="float">
            <text:p>9.823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ఔ</text:p>
          </table:table-cell>
          <table:table-cell office:value-type="string" calcext:value-type="string">
            <text:p>ఔ</text:p>
          </table:table-cell>
          <table:table-cell office:value-type="float" office:value="1" calcext:value-type="float">
            <text:p>1</text:p>
          </table:table-cell>
          <table:table-cell office:value-type="float" office:value="14.517416" calcext:value-type="float">
            <text:p>14.5174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డ</text:p>
          </table:table-cell>
          <table:table-cell office:value-type="float" office:value="1" calcext:value-type="float">
            <text:p>1</text:p>
          </table:table-cell>
          <table:table-cell office:value-type="float" office:value="11.235211" calcext:value-type="float">
            <text:p>11.2352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అం</text:p>
          </table:table-cell>
          <table:table-cell office:value-type="string" calcext:value-type="string">
            <text:p>అం</text:p>
          </table:table-cell>
          <table:table-cell office:value-type="float" office:value="2" calcext:value-type="float">
            <text:p>2</text:p>
          </table:table-cell>
          <table:table-cell office:value-type="float" office:value="19.429246" calcext:value-type="float">
            <text:p>19.4292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ఢ</text:p>
          </table:table-cell>
          <table:table-cell office:value-type="float" office:value="2" calcext:value-type="float">
            <text:p>2</text:p>
          </table:table-cell>
          <table:table-cell office:value-type="float" office:value="12.424087" calcext:value-type="float">
            <text:p>12.4240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అః</text:p>
          </table:table-cell>
          <table:table-cell office:value-type="string" calcext:value-type="string">
            <text:p>అః</text:p>
          </table:table-cell>
          <table:table-cell office:value-type="float" office:value="3" calcext:value-type="float">
            <text:p>3</text:p>
          </table:table-cell>
          <table:table-cell office:value-type="float" office:value="17.422527" calcext:value-type="float">
            <text:p>17.4225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ణ</text:p>
          </table:table-cell>
          <table:table-cell office:value-type="float" office:value="1" calcext:value-type="float">
            <text:p>1</text:p>
          </table:table-cell>
          <table:table-cell office:value-type="float" office:value="10.411761" calcext:value-type="float">
            <text:p>10.4117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త</text:p>
          </table:table-cell>
          <table:table-cell office:value-type="float" office:value="1" calcext:value-type="float">
            <text:p>1</text:p>
          </table:table-cell>
          <table:table-cell office:value-type="float" office:value="10.855859" calcext:value-type="float">
            <text:p>10.8558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థ</text:p>
          </table:table-cell>
          <table:table-cell office:value-type="float" office:value="3" calcext:value-type="float">
            <text:p>3</text:p>
          </table:table-cell>
          <table:table-cell office:value-type="float" office:value="12.132155" calcext:value-type="float">
            <text:p>12.1321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ద</text:p>
          </table:table-cell>
          <table:table-cell office:value-type="float" office:value="1" calcext:value-type="float">
            <text:p>1</text:p>
          </table:table-cell>
          <table:table-cell office:value-type="float" office:value="10.089629" calcext:value-type="float">
            <text:p>10.0896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ధ</text:p>
          </table:table-cell>
          <table:table-cell office:value-type="float" office:value="2" calcext:value-type="float">
            <text:p>2</text:p>
          </table:table-cell>
          <table:table-cell office:value-type="float" office:value="11.254125" calcext:value-type="float">
            <text:p>11.254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న</text:p>
          </table:table-cell>
          <table:table-cell office:value-type="float" office:value="1" calcext:value-type="float">
            <text:p>1</text:p>
          </table:table-cell>
          <table:table-cell office:value-type="float" office:value="10.147785" calcext:value-type="float">
            <text:p>10.1477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ప</text:p>
          </table:table-cell>
          <table:table-cell office:value-type="float" office:value="2" calcext:value-type="float">
            <text:p>2</text:p>
          </table:table-cell>
          <table:table-cell office:value-type="float" office:value="10.34638" calcext:value-type="float">
            <text:p>10.346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ఫ</text:p>
          </table:table-cell>
          <table:table-cell office:value-type="float" office:value="3" calcext:value-type="float">
            <text:p>3</text:p>
          </table:table-cell>
          <table:table-cell office:value-type="float" office:value="11.548807" calcext:value-type="float">
            <text:p>11.5488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బ</text:p>
          </table:table-cell>
          <table:table-cell office:value-type="float" office:value="1" calcext:value-type="float">
            <text:p>1</text:p>
          </table:table-cell>
          <table:table-cell office:value-type="float" office:value="9.936604" calcext:value-type="float">
            <text:p>9.9366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భ</text:p>
          </table:table-cell>
          <table:table-cell office:value-type="float" office:value="2" calcext:value-type="float">
            <text:p>2</text:p>
          </table:table-cell>
          <table:table-cell office:value-type="float" office:value="12.890877" calcext:value-type="float">
            <text:p>12.8908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మ</text:p>
          </table:table-cell>
          <table:table-cell office:value-type="float" office:value="1" calcext:value-type="float">
            <text:p>1</text:p>
          </table:table-cell>
          <table:table-cell office:value-type="float" office:value="14.410231" calcext:value-type="float">
            <text:p>14.4102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య</text:p>
          </table:table-cell>
          <table:table-cell office:value-type="float" office:value="1" calcext:value-type="float">
            <text:p>1</text:p>
          </table:table-cell>
          <table:table-cell office:value-type="float" office:value="17.284574" calcext:value-type="float">
            <text:p>17.2845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ర</text:p>
          </table:table-cell>
          <table:table-cell office:value-type="float" office:value="1" calcext:value-type="float">
            <text:p>1</text:p>
          </table:table-cell>
          <table:table-cell office:value-type="float" office:value="8.919543" calcext:value-type="float">
            <text:p>8.9195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ఱ</text:p>
          </table:table-cell>
          <table:table-cell office:value-type="float" office:value="1" calcext:value-type="float">
            <text:p>1</text:p>
          </table:table-cell>
          <table:table-cell office:value-type="float" office:value="11.56819" calcext:value-type="float">
            <text:p>11.568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ల</text:p>
          </table:table-cell>
          <table:table-cell office:value-type="float" office:value="1" calcext:value-type="float">
            <text:p>1</text:p>
          </table:table-cell>
          <table:table-cell office:value-type="float" office:value="8.75533" calcext:value-type="float">
            <text:p>8.755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ళ</text:p>
          </table:table-cell>
          <table:table-cell office:value-type="float" office:value="1" calcext:value-type="float">
            <text:p>1</text:p>
          </table:table-cell>
          <table:table-cell office:value-type="float" office:value="11.073692" calcext:value-type="float">
            <text:p>11.0736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వ</text:p>
          </table:table-cell>
          <table:table-cell office:value-type="float" office:value="1" calcext:value-type="float">
            <text:p>1</text:p>
          </table:table-cell>
          <table:table-cell office:value-type="float" office:value="10.322278" calcext:value-type="float">
            <text:p>10.3222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శ</text:p>
          </table:table-cell>
          <table:table-cell office:value-type="float" office:value="1" calcext:value-type="float">
            <text:p>1</text:p>
          </table:table-cell>
          <table:table-cell office:value-type="float" office:value="9.618535" calcext:value-type="float">
            <text:p>9.6185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ష</text:p>
          </table:table-cell>
          <table:table-cell office:value-type="float" office:value="2" calcext:value-type="float">
            <text:p>2</text:p>
          </table:table-cell>
          <table:table-cell office:value-type="float" office:value="11.144725" calcext:value-type="float">
            <text:p>11.1447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స</text:p>
          </table:table-cell>
          <table:table-cell office:value-type="float" office:value="2" calcext:value-type="float">
            <text:p>2</text:p>
          </table:table-cell>
          <table:table-cell office:value-type="float" office:value="10.2816" calcext:value-type="float">
            <text:p>10.28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హ</text:p>
          </table:table-cell>
          <table:table-cell office:value-type="float" office:value="2" calcext:value-type="float">
            <text:p>2</text:p>
          </table:table-cell>
          <table:table-cell office:value-type="float" office:value="14.271998" calcext:value-type="float">
            <text:p>14.2719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words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string" calcext:value-type="string">
            <text:p>చుట్టూ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.2159150514119" calcext:value-type="float">
            <text:p>32.2159150514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స్వయం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5684392129569" calcext:value-type="float">
            <text:p>31.568439212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ేసి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.3615000645196" calcext:value-type="float">
            <text:p>23.3615000645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అను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3.6861277593235" calcext:value-type="float">
            <text:p>23.6861277593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ఇదే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1.6370848186265" calcext:value-type="float">
            <text:p>21.6370848186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్రతి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.2679611530315" calcext:value-type="float">
            <text:p>27.2679611530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నేను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4.1141681190607" calcext:value-type="float">
            <text:p>24.1141681190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్యాధి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.4907060618753" calcext:value-type="float">
            <text:p>32.4907060618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ుఖ్య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7.2530060747604" calcext:value-type="float">
            <text:p>27.2530060747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ఎన్ని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6.0293505980057" calcext:value-type="float">
            <text:p>26.0293505980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ర్య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9.0646966622475" calcext:value-type="float">
            <text:p>29.0646966622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బోర్డు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5.1194360873979" calcext:value-type="float">
            <text:p>35.1194360873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త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5.3558444153397" calcext:value-type="float">
            <text:p>25.3558444153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ళ్లు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8.1428941127985" calcext:value-type="float">
            <text:p>28.1428941127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ెళ్లి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.4261787976018" calcext:value-type="float">
            <text:p>26.4261787976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హిందీ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.3248319283768" calcext:value-type="float">
            <text:p>29.3248319283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కాలం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.9101625901735" calcext:value-type="float">
            <text:p>23.9101625901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ిని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2636954075875" calcext:value-type="float">
            <text:p>19.2636954075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ెద్ద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.3725484195411" calcext:value-type="float">
            <text:p>25.3725484195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స్థితి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2.1602877027376" calcext:value-type="float">
            <text:p>32.16028770273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ఎత్తు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8.3028293476834" calcext:value-type="float">
            <text:p>28.3028293476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ఆమె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4.4139251548903" calcext:value-type="float">
            <text:p>24.4139251548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ాజు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2.7833896631738" calcext:value-type="float">
            <text:p>22.7833896631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త్యాగం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7107520174334" calcext:value-type="float">
            <text:p>32.7107520174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కానీ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.584295935431" calcext:value-type="float">
            <text:p>21.584295935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ిన్ను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0.6627382418518" calcext:value-type="float">
            <text:p>30.6627382418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అంటూ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.2650937192983" calcext:value-type="float">
            <text:p>26.2650937192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ఐదు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2.2962082673539" calcext:value-type="float">
            <text:p>22.2962082673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గ్రహం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.1408399752264" calcext:value-type="float">
            <text:p>30.1408399752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పద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9.3026544553214" calcext:value-type="float">
            <text:p>19.3026544553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ూడు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24.2577494913768" calcext:value-type="float">
            <text:p>24.2577494913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డి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1.7189614875245" calcext:value-type="float">
            <text:p>21.7189614875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్యాప్తి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.0190209897454" calcext:value-type="float">
            <text:p>36.01902098974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బట్టి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0.1715079464805" calcext:value-type="float">
            <text:p>30.1715079464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ట్టి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0.6194022223016" calcext:value-type="float">
            <text:p>30.6194022223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బంతి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7.8390619407206" calcext:value-type="float">
            <text:p>27.8390619407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రెండు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5.9984853909295" calcext:value-type="float">
            <text:p>25.9984853909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ూర్వం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.7458500535389" calcext:value-type="float">
            <text:p>30.74585005353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నువ్వు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.4948502175214" calcext:value-type="float">
            <text:p>28.4948502175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డబ్బు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8295287205967" calcext:value-type="float">
            <text:p>30.8295287205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రక్తం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.8878594237903" calcext:value-type="float">
            <text:p>25.8878594237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మ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5.357652898947" calcext:value-type="float">
            <text:p>25.35765289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ంటే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.3894481761772" calcext:value-type="float">
            <text:p>30.3894481761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ంట్లో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.4331072911625" calcext:value-type="float">
            <text:p>34.4331072911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ఒక్క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.0815197779508" calcext:value-type="float">
            <text:p>25.0815197779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ుంచి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5.1512898231932" calcext:value-type="float">
            <text:p>25.1512898231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ేర్లు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8.435307023473" calcext:value-type="float">
            <text:p>28.435307023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ూసి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8.7884656178271" calcext:value-type="float">
            <text:p>28.7884656178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ది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9.4733723487018" calcext:value-type="float">
            <text:p>19.4733723487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న్ను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0.4288801212682" calcext:value-type="float">
            <text:p>30.4288801212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ొక్క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9.4149522416178" calcext:value-type="float">
            <text:p>29.4149522416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ఖర్చు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.4324861814626" calcext:value-type="float">
            <text:p>32.4324861814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్రాయం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.0712167054407" calcext:value-type="float">
            <text:p>29.0712167054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ేజీ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.7295421523707" calcext:value-type="float">
            <text:p>25.7295421523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ింది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4.7612194741287" calcext:value-type="float">
            <text:p>24.7612194741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్యక్తి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.1348519467171" calcext:value-type="float">
            <text:p>35.1348519467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ైనా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9.4724913020328" calcext:value-type="float">
            <text:p>29.4724913020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ార్చి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8.3567992713622" calcext:value-type="float">
            <text:p>28.3567992713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ని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.3392918460698" calcext:value-type="float">
            <text:p>19.3392918460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భార్య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2.5757435769142" calcext:value-type="float">
            <text:p>32.5757435769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వ్రాత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7.8814617391338" calcext:value-type="float">
            <text:p>27.8814617391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్రమం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.7817927835127" calcext:value-type="float">
            <text:p>30.7817927835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ెంది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5.4169540842942" calcext:value-type="float">
            <text:p>25.4169540842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ఏంట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.0612941674852" calcext:value-type="float">
            <text:p>28.0612941674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ార్పు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.8989331511273" calcext:value-type="float">
            <text:p>24.8989331511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గదా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.1035260464533" calcext:value-type="float">
            <text:p>19.1035260464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భర్త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.9686679757783" calcext:value-type="float">
            <text:p>24.9686679757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ల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20.3582282222052" calcext:value-type="float">
            <text:p>20.358228222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ంత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8.6295427840926" calcext:value-type="float">
            <text:p>28.6295427840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ేల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9.7268671944108" calcext:value-type="float">
            <text:p>19.7268671944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ంట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4.6843261447217" calcext:value-type="float">
            <text:p>24.6843261447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అందు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5.6997094856425" calcext:value-type="float">
            <text:p>25.6997094856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క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8.5313341774836" calcext:value-type="float">
            <text:p>18.5313341774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ఆట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20.6223090261616" calcext:value-type="float">
            <text:p>20.6223090261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చూస్తే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4.285417284979" calcext:value-type="float">
            <text:p>34.285417284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వద్ద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4.8310105857961" calcext:value-type="float">
            <text:p>24.8310105857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శ్రమ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5.5672158367989" calcext:value-type="float">
            <text:p>25.5672158367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ులు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25.1014630326226" calcext:value-type="float">
            <text:p>25.1014630326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సరి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7.5112767396499" calcext:value-type="float">
            <text:p>17.5112767396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ాలా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.6801803791827" calcext:value-type="float">
            <text:p>22.6801803791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ది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0.6576012895085" calcext:value-type="float">
            <text:p>20.6576012895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భాగం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.0326300358683" calcext:value-type="float">
            <text:p>26.0326300358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ప్పు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2.5264730393524" calcext:value-type="float">
            <text:p>32.52647303935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గాలి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0.5297584582894" calcext:value-type="float">
            <text:p>20.5297584582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ాడు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25.0136429393524" calcext:value-type="float">
            <text:p>25.0136429393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యొక్క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6.4590085115551" calcext:value-type="float">
            <text:p>26.4590085115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ేరు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3.0273082344435" calcext:value-type="float">
            <text:p>23.0273082344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ాకు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3.3945832065074" calcext:value-type="float">
            <text:p>23.3945832065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ళ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8.8086794218588" calcext:value-type="float">
            <text:p>18.8086794218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న్నీ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.9266292799683" calcext:value-type="float">
            <text:p>30.9266292799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ఏది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7882417165144" calcext:value-type="float">
            <text:p>19.7882417165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అతి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24.4364293137601" calcext:value-type="float">
            <text:p>24.4364293137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న్ను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1.1359008952362" calcext:value-type="float">
            <text:p>31.1359008952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ంది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.2254128542712" calcext:value-type="float">
            <text:p>25.2254128542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ాట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5.5550915153551" calcext:value-type="float">
            <text:p>25.5550915153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దృష్టి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8.5330740539955" calcext:value-type="float">
            <text:p>38.5330740539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ఉంటే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.3723250380764" calcext:value-type="float">
            <text:p>30.3723250380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ఎలా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.5094776988147" calcext:value-type="float">
            <text:p>19.5094776988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ఆయ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7.0198831857261" calcext:value-type="float">
            <text:p>27.0198831857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ొని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2.141555015528" calcext:value-type="float">
            <text:p>22.141555015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మీరు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6.3260038676949" calcext:value-type="float">
            <text:p>26.3260038676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ఉండి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7.9421642962079" calcext:value-type="float">
            <text:p>27.942164296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ృద్ధి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.4692066099407" calcext:value-type="float">
            <text:p>35.469206609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జ్ఞానం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5.3592390442425" calcext:value-type="float">
            <text:p>35.359239044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ధ్య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1.4904871543663" calcext:value-type="float">
            <text:p>31.4904871543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పెట్టి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0.9101758554565" calcext:value-type="float">
            <text:p>30.9101758554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అనే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22.3577595756132" calcext:value-type="float">
            <text:p>22.3577595756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ేరు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23.0845019648658" calcext:value-type="float">
            <text:p>23.0845019648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ీకు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3.3238469579964" calcext:value-type="float">
            <text:p>23.3238469579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ాడి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23.464557383056" calcext:value-type="float">
            <text:p>23.464557383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శాంతి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8.2453654973039" calcext:value-type="float">
            <text:p>28.2453654973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కవి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.5421430106362" calcext:value-type="float">
            <text:p>18.5421430106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మన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2.2630304807122" calcext:value-type="float">
            <text:p>22.2630304807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ది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8.9219414270657" calcext:value-type="float">
            <text:p>18.9219414270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మని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2.52336676227" calcext:value-type="float">
            <text:p>22.52336676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ఒక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7.1382374330912" calcext:value-type="float">
            <text:p>17.1382374330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ఇంత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.1203525180917" calcext:value-type="float">
            <text:p>27.1203525180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్రేమ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8.6479567914731" calcext:value-type="float">
            <text:p>28.6479567914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వంట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4.4034474061423" calcext:value-type="float">
            <text:p>24.4034474061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శబ్దం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9.1651490910542" calcext:value-type="float">
            <text:p>29.1651490910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రెండ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.5927110718597" calcext:value-type="float">
            <text:p>29.59271107185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్రాంతం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.0151234045457" calcext:value-type="float">
            <text:p>30.0151234045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కూడా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6.3268633496274" calcext:value-type="float">
            <text:p>26.3268633496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దూరం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.3349027340246" calcext:value-type="float">
            <text:p>24.3349027340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శతం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.3572845608333" calcext:value-type="float">
            <text:p>26.3572845608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ిద్య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.5299661865802" calcext:value-type="float">
            <text:p>30.5299661865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ీకు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.103408147906" calcext:value-type="float">
            <text:p>27.103408147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సార్లు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.0981127760978" calcext:value-type="float">
            <text:p>29.0981127760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్రింది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8.1967049138414" calcext:value-type="float">
            <text:p>28.1967049138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ూర్తి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.1511255941316" calcext:value-type="float">
            <text:p>30.1511255941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అలా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22.721467060994" calcext:value-type="float">
            <text:p>22.721467060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బాగా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2.6419213580007" calcext:value-type="float">
            <text:p>22.6419213580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్రొత్త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3.0685178222443" calcext:value-type="float">
            <text:p>33.0685178222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స్పష్టం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8.5674295243156" calcext:value-type="float">
            <text:p>38.5674295243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మాత్రం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1.3729317977484" calcext:value-type="float">
            <text:p>31.3729317977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ఆరు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22.1919743848421" calcext:value-type="float">
            <text:p>22.1919743848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ఎంత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5.1123417331292" calcext:value-type="float">
            <text:p>25.1123417331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గుండె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6.7925729062147" calcext:value-type="float">
            <text:p>26.7925729062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ాత్ర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9.2269079434256" calcext:value-type="float">
            <text:p>29.2269079434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టం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4.6861759199958" calcext:value-type="float">
            <text:p>24.6861759199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్రశ్న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1.6200839296025" calcext:value-type="float">
            <text:p>31.6200839296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మందు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4.188093908359" calcext:value-type="float">
            <text:p>24.188093908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ూల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4.5491472630787" calcext:value-type="float">
            <text:p>24.5491472630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ఇచ్చి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8.8183816069191" calcext:value-type="float">
            <text:p>28.8183816069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చ్చే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0.3054166336068" calcext:value-type="float">
            <text:p>30.3054166336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ాదు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23.3252493342893" calcext:value-type="float">
            <text:p>23.325249334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ఇంకా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.4778485973588" calcext:value-type="float">
            <text:p>25.4778485973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ధర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8.4672185438094" calcext:value-type="float">
            <text:p>18.46721854380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తన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21.5715394598169" calcext:value-type="float">
            <text:p>21.571539459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చ్చి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8.5588554036201" calcext:value-type="float">
            <text:p>28.5588554036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వి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.5570443631314" calcext:value-type="float">
            <text:p>19.5570443631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ొత్త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9.611826933154" calcext:value-type="float">
            <text:p>29.611826933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ట్ల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.097619631813" calcext:value-type="float">
            <text:p>25.097619631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ఏదో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4.9761070578236" calcext:value-type="float">
            <text:p>24.9761070578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ంటి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8.3597870476332" calcext:value-type="float">
            <text:p>28.3597870476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సమ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2.5717956857031" calcext:value-type="float">
            <text:p>22.5717956857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గత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9.9963012380474" calcext:value-type="float">
            <text:p>19.9963012380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ాపం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.8702370516629" calcext:value-type="float">
            <text:p>25.8702370516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లేక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1.6444869927747" calcext:value-type="float">
            <text:p>21.6444869927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్రభ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.7073369208068" calcext:value-type="float">
            <text:p>26.7073369208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తూర్పు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.3763437189572" calcext:value-type="float">
            <text:p>27.3763437189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దే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2.8306226504224" calcext:value-type="float">
            <text:p>22.8306226504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వి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0.7516046507515" calcext:value-type="float">
            <text:p>20.7516046507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ాంతి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.4315548256025" calcext:value-type="float">
            <text:p>28.4315548256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ఒకే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.2540882141353" calcext:value-type="float">
            <text:p>19.2540882141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ని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0.466557464851" calcext:value-type="float">
            <text:p>20.466557464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గూర్చి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.2325167794231" calcext:value-type="float">
            <text:p>28.2325167794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ఇలా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1.5174123865513" calcext:value-type="float">
            <text:p>21.5174123865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చెప్పు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1.3140021283021" calcext:value-type="float">
            <text:p>31.314002128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వలె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0.8879270376876" calcext:value-type="float">
            <text:p>20.8879270376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ద్వారా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.4520591895742" calcext:value-type="float">
            <text:p>28.4520591895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ంకో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.9121840661356" calcext:value-type="float">
            <text:p>28.9121840661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అటు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4.2329515120981" calcext:value-type="float">
            <text:p>24.2329515120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శక్తి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.2613684668335" calcext:value-type="float">
            <text:p>23.2613684668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ఏమి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.3580495742523" calcext:value-type="float">
            <text:p>23.3580495742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ంటే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.790393246389" calcext:value-type="float">
            <text:p>27.790393246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ుందు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3.7902910904863" calcext:value-type="float">
            <text:p>23.7902910904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్యాయం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2890577183098" calcext:value-type="float">
            <text:p>29.2890577183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్రాప్తి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2.6718359544266" calcext:value-type="float">
            <text:p>32.6718359544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గొప్ప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9.4639569337558" calcext:value-type="float">
            <text:p>29.4639569337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ల్లి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8.777835423827" calcext:value-type="float">
            <text:p>28.777835423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ల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6.7927431460734" calcext:value-type="float">
            <text:p>16.7927431460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అమ్మ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2.07747281461" calcext:value-type="float">
            <text:p>32.07747281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జిల్లా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.5904113893132" calcext:value-type="float">
            <text:p>29.5904113893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ిన్న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8.5699812963045" calcext:value-type="float">
            <text:p>28.5699812963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ొంత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0.0071147973654" calcext:value-type="float">
            <text:p>30.0071147973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ఉంది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.7326155205361" calcext:value-type="float">
            <text:p>25.7326155205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ుందే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.7902910904863" calcext:value-type="float">
            <text:p>23.7902910904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ాస్త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.6142532627632" calcext:value-type="float">
            <text:p>24.6142532627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ను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5.0261951572392" calcext:value-type="float">
            <text:p>25.0261951572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ేవు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6.9732892643359" calcext:value-type="float">
            <text:p>26.9732892643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ాళ్లు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1.0971436431487" calcext:value-type="float">
            <text:p>31.09714364314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ట్లు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8.468510587554" calcext:value-type="float">
            <text:p>28.468510587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స్తే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.6553800660427" calcext:value-type="float">
            <text:p>25.6553800660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దాన్ని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9.376394847801" calcext:value-type="float">
            <text:p>29.376394847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ది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9.5212563132164" calcext:value-type="float">
            <text:p>19.5212563132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ఇల్లు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.7954050342064" calcext:value-type="float">
            <text:p>26.795405034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రంగు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4.0512931100973" calcext:value-type="float">
            <text:p>24.0512931100973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kshar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ర్చి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స్త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టి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ల్లి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ే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్త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ష్టి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జ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ా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బ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త్యా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భ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ర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న్యా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ర్త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ే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ద్ధి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ా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ప్ర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ధ్య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గు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్ర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మ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ు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తి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ఎ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ప్తి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్పు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గ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క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డా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్మ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గ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యొ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్ర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శ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దు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దృ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శాం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గ్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డో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ద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ఖ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స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బ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్రే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స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ఖ్య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ొ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జ్ఞా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గొ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్ర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ర్వ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టో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ని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దీ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జీ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ల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్లా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ళ్లి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ె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ల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ఇ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చ్చి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ఏం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తూ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ది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్చు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ై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దా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ర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్ను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టూ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పా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్న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ఒ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గూ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ూ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హం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స్వ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ఉం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బ్బు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ి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ృ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ు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రి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సి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గ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ే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ా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ి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మొ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ల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త్తు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కూ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చె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ే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ీ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ట్లు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క్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ర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ళ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ీ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్వు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స్థి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్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ద్ద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టు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మె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్రాం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ఎ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చ్చే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యా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ఆ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్య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్లు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డు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బా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వా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ఏ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త్రం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బ్ద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్య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ముం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క్రొ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ట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శ్ర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మూ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స్ప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దే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త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త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లి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ష్టం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త్త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దో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ే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ె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ఐ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వే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న్ని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ప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భ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ు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ొ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అ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క్రి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్పు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ట్లో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ట్టి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ర్డు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హిం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ట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చు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పం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డె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దూ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అ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ర్లు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క్క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ఇ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ళ్లు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ద్య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ట్ల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క్త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ద్వా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జు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గ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ట్టూ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శ్న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స్తే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ా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ధ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ప్ప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ల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డి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క్తి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యం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న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న్నీ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బ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టే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పూ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ధ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S" svg:font-family="NAT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5:01:31.758375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1:16:04.694562004</meta:creation-date>
    <dc:date>2024-10-17T15:01:48.622019075</dc:date>
    <meta:editing-duration>PT2H35M6S</meta:editing-duration>
    <meta:editing-cycles>6</meta:editing-cycles>
    <meta:generator>LibreOffice/24.2.5.2$Linux_X86_64 LibreOffice_project/420$Build-2</meta:generator>
    <meta:document-statistic meta:table-count="3" meta:cell-count="1727" meta:object-count="0"/>
  </office:meta>
</office:document-meta>
</file>